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>
        <style:tab-stops>
          <style:tab-stop style:position="8.507cm"/>
        </style:tab-stops>
      </style:paragraph-properties>
      <style:text-properties officeooo:rsid="000937e7" officeooo:paragraph-rsid="000937e7"/>
    </style:style>
    <style:style style:name="P2" style:family="paragraph" style:parent-style-name="Text_20_body">
      <style:paragraph-properties fo:text-align="justify" style:justify-single-word="false"/>
      <style:text-properties officeooo:paragraph-rsid="000c706b"/>
    </style:style>
    <style:style style:name="P3" style:family="paragraph" style:parent-style-name="Text_20_body" style:master-page-name="">
      <loext:graphic-properties draw:fill="none"/>
      <style:paragraph-properties fo:margin-left="8.5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8.507cm"/>
        </style:tab-stops>
      </style:paragraph-properties>
      <style:text-properties officeooo:rsid="000937e7" officeooo:paragraph-rsid="000937e7"/>
    </style:style>
    <style:style style:name="P4" style:family="paragraph" style:parent-style-name="Text_20_body">
      <loext:graphic-properties draw:fill="none"/>
      <style:paragraph-properties fo:margin-left="8.5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rsid="0012a93c" officeooo:paragraph-rsid="000937e7"/>
    </style:style>
    <style:style style:name="P5" style:family="paragraph" style:parent-style-name="Title">
      <style:text-properties officeooo:rsid="000937e7" officeooo:paragraph-rsid="000937e7"/>
    </style:style>
    <style:style style:name="P6" style:family="paragraph" style:parent-style-name="Footer">
      <style:text-properties officeooo:rsid="000b09f5" officeooo:paragraph-rsid="000b09f5"/>
    </style:style>
    <style:style style:name="T1" style:family="text">
      <style:text-properties officeooo:rsid="000937e7"/>
    </style:style>
    <style:style style:name="T2" style:family="text">
      <style:text-properties officeooo:rsid="0012a93c"/>
    </style:style>
    <style:style style:name="T3" style:family="text">
      <style:text-properties officeooo:rsid="0009f662"/>
    </style:style>
    <style:style style:name="T4" style:family="text">
      <style:text-properties fo:font-style="normal" officeooo:rsid="0009f662" style:font-style-asian="normal" style:font-style-complex="normal"/>
    </style:style>
    <style:style style:name="T5" style:family="text">
      <style:text-properties fo:font-style="normal" officeooo:rsid="000b09f5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urso de PHP</text:p>
      <text:p text:style-name="P1"><text:tab/></text:p>
      <text:p text:style-name="P1"/>
      <text:p text:style-name="P1"/>
      <text:p text:style-name="P3">E<text:span text:style-name="T2">sse documento apresentara minhas experiencias com o curso de </text:span>PHP<text:span text:style-name="T2">, mostrando um pouco de suas histórias e o que são e alguns conhecimentos sobre essa linguagem. Com principal interesse de aprendizado própria, e não intenção de ser um documento explicativo, <text:s/>curso, ou nada do tipo.</text:span></text:p>
      <text:p text:style-name="P4"/>
      <text:p text:style-name="P4">Por: Thiago Alexandre.</text:p>
      <text:p text:style-name="P4"/>
      <text:p text:style-name="P4"/>
      <text:p text:style-name="P4"/>
      <text:h text:style-name="Heading_20_1" text:outline-level="1">Resumo:</text:h>
      <text:p text:style-name="Text_20_body"/>
      <text:p text:style-name="P2"><text:span text:style-name="T1">O PHP, é uma linguagem de <text:s/>programação criada por Rasmus Lerdorf, e outros colaboradores, em 1995, enquanto a internet ainda crescia e ganhava mais popularidade. De inicio, a linguagem era apenas um CGI, usada para ver quantos vizinhantes se tinha em seu site, criada pela a experiencia de Rasmus com a linguagem C e com a linguagem Perl, com o nome de PHPT. E em sua segunda versão, já <text:s/>se conseguia também, interpretar formulários, chamada de PHPFI, e então se podia fazer comentários em um site, e enviá-los para o criador desse site. E assim, foi se mudando um pouco o conceito de internet, que antes era apenas um protocolo, o HTTP, enviava para o cliente uma copia do arquivo que estava no servidor. Mas não parou por ai, o Rasmus distribuiu o código fonte de sua linguagem para outros programadores ajudarem no projeto. <text:s/>E foi assim que a linguagem foi ganhando outras funcionalidades, então dois amigos programadores de Israel chamados, Zeev Suraski e Andi </text:span><text:span text:style-name="Emphasis">Gutmans, </text:span><text:span text:style-name="Emphasis"><text:span text:style-name="T3">decidiram refazer a linguagem e dar a ela aspectos e uma linguagem de programação. E depois de todo mundo ajudando e dando força a linguagem, então lançou a versão 3, com o nome PHP. O primeiro P, vem de Personal Home Page, isso mesmo vem de PHP, o H vem de Hypertext, e o ultimo P vem de Preprocessor. E para simplificar, o PHP é usado para muitas funcionalidades dentro da WEB, funcionalidade estas que substitui scripts em Perl</text:span></text:span><text:span text:style-name="Emphasis"><text:span text:style-name="T4">. </text:span></text:span><text:span text:style-name="Emphasis"><text:span text:style-name="T5">Inclusive, o PHP, pode ser utilizado para enviar dados de formulários preenchidos na página WEB, para Bancos de Dados, como seu nome, e-mail, senha, telefone, e muitos outros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b09f5" officeooo:paragraph-rsid="000b09f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urso de PHP<text:tab/><text:tab/>@thiagoAlexandre3</text:p>
        <text:p text:style-name="MP1">Página: <text:page-number text:select-page="current">1</text:page-number><text:s/>de 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7T10:37:31.585977700</dc:date>
    <meta:editing-duration>PT6M36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333" meta:character-count="1950" meta:non-whitespace-character-count="1617"/>
  </office:meta>
</office:document-meta>
</file>